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8" style:family="table">
      <style:table-properties style:width="16.002cm" fo:margin-left="0.441cm" table:align="left"/>
    </style:style>
    <style:style style:name="Tabel18.A" style:family="table-column">
      <style:table-column-properties style:column-width="5.066cm"/>
    </style:style>
    <style:style style:name="Tabel18.B" style:family="table-column">
      <style:table-column-properties style:column-width="10.936cm"/>
    </style:style>
    <style:style style:name="Tabel18.A1" style:family="table-cell">
      <style:table-cell-properties fo:padding-left="0.191cm" fo:padding-right="0.191cm" fo:padding-top="0cm" fo:padding-bottom="0cm" fo:border="none"/>
    </style:style>
    <style:style style:name="Tabel19" style:family="table">
      <style:table-properties style:width="16.238cm" fo:margin-left="0.212cm" table:align="left"/>
    </style:style>
    <style:style style:name="Tabel19.A" style:family="table-column">
      <style:table-column-properties style:column-width="1.455cm"/>
    </style:style>
    <style:style style:name="Tabel19.B" style:family="table-column">
      <style:table-column-properties style:column-width="3.043cm"/>
    </style:style>
    <style:style style:name="Tabel19.C" style:family="table-column">
      <style:table-column-properties style:column-width="7.011cm"/>
    </style:style>
    <style:style style:name="Tabel19.E" style:family="table-column">
      <style:table-column-properties style:column-width="3.274cm"/>
    </style:style>
    <style:style style:name="Tabel19.1" style:family="table-row">
      <style:table-row-properties fo:keep-together="always" style:use-optimal-row-height="false"/>
    </style:style>
    <style:style style:name="Tabel19.A1" style:family="table-cell">
      <style:table-cell-properties fo:padding-left="0.212cm" fo:padding-right="0.212cm" fo:padding-top="0cm" fo:padding-bottom="0cm" fo:border-left="0.05pt solid #000000" fo:border-right="none" fo:border-top="0.05pt solid #000000" fo:border-bottom="0.05pt solid #000000"/>
    </style:style>
    <style:style style:name="Tabel19.B1" style:family="table-cell">
      <style:table-cell-properties fo:padding="0.212cm" fo:border-left="0.05pt solid #000000" fo:border-right="none" fo:border-top="0.05pt solid #000000" fo:border-bottom="0.05pt solid #000000"/>
    </style:style>
    <style:style style:name="Tabel19.C1" style:family="table-cell">
      <style:table-cell-properties fo:padding-left="0.212cm" fo:padding-right="0.212cm" fo:padding-top="0cm" fo:padding-bottom="0cm" fo:border="0.05pt solid #000000"/>
    </style:style>
    <style:style style:name="Tabel19.D1" style:family="table-cell">
      <style:table-cell-properties fo:padding-left="0.212cm" fo:padding-right="0.212cm" fo:padding-top="0cm" fo:padding-bottom="0cm" fo:border-left="none" fo:border-right="none" fo:border-top="0.05pt solid #000000" fo:border-bottom="0.05pt solid #000000"/>
    </style:style>
    <style:style style:name="Tabel19.E1" style:family="table-cell">
      <style:table-cell-properties fo:padding="0.212cm" fo:border="0.05pt solid #000000"/>
    </style:style>
    <style:style style:name="Tabel11" style:family="table">
      <style:table-properties style:width="16.002cm" fo:margin-left="0.441cm" table:align="left"/>
    </style:style>
    <style:style style:name="Tabel11.A" style:family="table-column">
      <style:table-column-properties style:column-width="5.066cm"/>
    </style:style>
    <style:style style:name="Tabel11.B" style:family="table-column">
      <style:table-column-properties style:column-width="10.936cm"/>
    </style:style>
    <style:style style:name="Tabel11.A1" style:family="table-cell">
      <style:table-cell-properties fo:padding-left="0.191cm" fo:padding-right="0.191cm" fo:padding-top="0cm" fo:padding-bottom="0cm" fo:border="none"/>
    </style:style>
    <style:style style:name="Tabel12" style:family="table">
      <style:table-properties style:width="16.238cm" fo:margin-left="0.212cm" table:align="left"/>
    </style:style>
    <style:style style:name="Tabel12.A" style:family="table-column">
      <style:table-column-properties style:column-width="1.455cm"/>
    </style:style>
    <style:style style:name="Tabel12.B" style:family="table-column">
      <style:table-column-properties style:column-width="3.043cm"/>
    </style:style>
    <style:style style:name="Tabel12.C" style:family="table-column">
      <style:table-column-properties style:column-width="7.011cm"/>
    </style:style>
    <style:style style:name="Tabel12.E" style:family="table-column">
      <style:table-column-properties style:column-width="3.274cm"/>
    </style:style>
    <style:style style:name="Tabel12.1" style:family="table-row">
      <style:table-row-properties fo:keep-together="always" style:use-optimal-row-height="false"/>
    </style:style>
    <style:style style:name="Tabel12.A1" style:family="table-cell">
      <style:table-cell-properties fo:padding-left="0.212cm" fo:padding-right="0.212cm" fo:padding-top="0cm" fo:padding-bottom="0cm" fo:border-left="0.05pt solid #000000" fo:border-right="none" fo:border-top="0.05pt solid #000000" fo:border-bottom="0.05pt solid #000000"/>
    </style:style>
    <style:style style:name="Tabel12.B1" style:family="table-cell">
      <style:table-cell-properties fo:padding="0.212cm" fo:border-left="0.05pt solid #000000" fo:border-right="none" fo:border-top="0.05pt solid #000000" fo:border-bottom="0.05pt solid #000000"/>
    </style:style>
    <style:style style:name="Tabel12.C1" style:family="table-cell">
      <style:table-cell-properties fo:padding-left="0.212cm" fo:padding-right="0.212cm" fo:padding-top="0cm" fo:padding-bottom="0cm" fo:border="0.05pt solid #000000"/>
    </style:style>
    <style:style style:name="Tabel12.D1" style:family="table-cell">
      <style:table-cell-properties fo:padding-left="0.212cm" fo:padding-right="0.212cm" fo:padding-top="0cm" fo:padding-bottom="0cm" fo:border-left="none" fo:border-right="none" fo:border-top="0.05pt solid #000000" fo:border-bottom="0.05pt solid #000000"/>
    </style:style>
    <style:style style:name="Tabel12.E1" style:family="table-cell">
      <style:table-cell-properties fo:padding="0.212cm" fo:border="0.05pt solid #000000"/>
    </style:style>
    <style:style style:name="Tabel1" style:family="table">
      <style:table-properties style:width="16.002cm" fo:margin-left="0.441cm" table:align="left"/>
    </style:style>
    <style:style style:name="Tabel1.A" style:family="table-column">
      <style:table-column-properties style:column-width="5.066cm"/>
    </style:style>
    <style:style style:name="Tabel1.B" style:family="table-column">
      <style:table-column-properties style:column-width="10.936cm"/>
    </style:style>
    <style:style style:name="Tabel1.A1" style:family="table-cell">
      <style:table-cell-properties fo:padding-left="0.191cm" fo:padding-right="0.191cm" fo:padding-top="0cm" fo:padding-bottom="0cm" fo:border="none"/>
    </style:style>
    <style:style style:name="Tabel2" style:family="table">
      <style:table-properties style:width="16.238cm" fo:margin-left="0.212cm" table:align="left"/>
    </style:style>
    <style:style style:name="Tabel2.A" style:family="table-column">
      <style:table-column-properties style:column-width="1.455cm"/>
    </style:style>
    <style:style style:name="Tabel2.B" style:family="table-column">
      <style:table-column-properties style:column-width="3.043cm"/>
    </style:style>
    <style:style style:name="Tabel2.C" style:family="table-column">
      <style:table-column-properties style:column-width="7.011cm"/>
    </style:style>
    <style:style style:name="Tabel2.E" style:family="table-column">
      <style:table-column-properties style:column-width="3.274cm"/>
    </style:style>
    <style:style style:name="Tabel2.1" style:family="table-row">
      <style:table-row-properties fo:keep-together="always" style:use-optimal-row-height="false"/>
    </style:style>
    <style:style style:name="Tabel2.A1" style:family="table-cell">
      <style:table-cell-properties fo:padding-left="0.212cm" fo:padding-right="0.212cm" fo:padding-top="0cm" fo:padding-bottom="0cm" fo:border-left="0.05pt solid #000000" fo:border-right="none" fo:border-top="0.05pt solid #000000" fo:border-bottom="0.05pt solid #000000"/>
    </style:style>
    <style:style style:name="Tabel2.B1" style:family="table-cell">
      <style:table-cell-properties fo:padding="0.212cm" fo:border-left="0.05pt solid #000000" fo:border-right="none" fo:border-top="0.05pt solid #000000" fo:border-bottom="0.05pt solid #000000"/>
    </style:style>
    <style:style style:name="Tabel2.C1" style:family="table-cell">
      <style:table-cell-properties fo:padding-left="0.212cm" fo:padding-right="0.212cm" fo:padding-top="0cm" fo:padding-bottom="0cm" fo:border="0.05pt solid #000000"/>
    </style:style>
    <style:style style:name="Tabel2.D1" style:family="table-cell">
      <style:table-cell-properties fo:padding-left="0.212cm" fo:padding-right="0.212cm" fo:padding-top="0cm" fo:padding-bottom="0cm" fo:border-left="none" fo:border-right="none" fo:border-top="0.05pt solid #000000" fo:border-bottom="0.05pt solid #000000"/>
    </style:style>
    <style:style style:name="Tabel2.E1" style:family="table-cell">
      <style:table-cell-properties fo:padding="0.212cm" fo:border="0.05pt solid #000000"/>
    </style:style>
    <style:style style:name="P1" style:family="paragraph" style:parent-style-name="Standard">
      <style:paragraph-properties fo:line-height="150%"/>
      <style:text-properties style:use-window-font-color="true" style:font-name="Arial" fo:font-size="12pt" style:font-size-asian="12pt" style:font-size-complex="12pt"/>
    </style:style>
    <style:style style:name="P2" style:family="paragraph" style:parent-style-name="Normal">
      <style:paragraph-properties fo:line-height="150%"/>
      <style:text-properties style:use-window-font-color="true" style:font-name="Arial" fo:font-size="12pt" style:font-size-asian="12pt" style:font-name-complex="Arial" style:font-size-complex="12pt"/>
    </style:style>
    <style:style style:name="P3" style:family="paragraph" style:parent-style-name="Normal">
      <style:paragraph-properties fo:line-height="150%"/>
      <style:text-properties style:use-window-font-color="true" style:font-name="Arial" fo:font-size="12pt" fo:font-weight="bold" style:font-size-asian="12pt" style:font-weight-asian="bold" style:font-name-complex="Arial" style:font-size-complex="12pt"/>
    </style:style>
    <style:style style:name="P4" style:family="paragraph" style:parent-style-name="Normal">
      <style:paragraph-properties fo:line-height="150%"/>
      <style:text-properties style:use-window-font-color="true" style:font-name="Arial" fo:font-size="12pt" fo:language="en" fo:country="GB" fo:font-weight="bold" style:font-size-asian="12pt" style:font-weight-asian="bold" style:font-name-complex="Arial" style:font-size-complex="12pt"/>
    </style:style>
    <style:style style:name="P5" style:family="paragraph" style:parent-style-name="Normal">
      <style:paragraph-properties fo:line-height="150%"/>
      <style:text-properties style:use-window-font-color="true" style:font-name="Arial" fo:font-size="12pt" fo:language="da" fo:country="DK" fo:font-weight="bold" style:font-size-asian="12pt" style:language-asian="en" style:country-asian="US" style:font-weight-asian="bold" style:font-name-complex="Arial" style:font-size-complex="12pt"/>
    </style:style>
    <style:style style:name="P6" style:family="paragraph" style:parent-style-name="doc_5f_comment">
      <style:paragraph-properties fo:line-height="150%"/>
      <style:text-properties style:use-window-font-color="true" style:font-name="Arial" fo:font-size="12pt" fo:font-style="normal" style:font-size-asian="12pt" style:font-style-asian="normal" style:font-name-complex="Arial" style:font-size-complex="12pt"/>
    </style:style>
    <style:style style:name="P7" style:family="paragraph" style:parent-style-name="Standard">
      <style:paragraph-properties fo:line-height="150%"/>
      <style:text-properties style:use-window-font-color="true" style:font-name="Arial" fo:font-size="12pt" style:font-size-asian="12pt" style:font-name-complex="Arial" style:font-size-complex="12pt"/>
    </style:style>
    <style:style style:name="P8" style:family="paragraph" style:parent-style-name="Standard">
      <style:paragraph-properties fo:line-height="150%"/>
      <style:text-properties style:use-window-font-color="true" style:font-name="Arial" fo:font-size="12pt" style:font-size-asian="12pt" style:font-size-complex="12pt"/>
    </style:style>
    <style:style style:name="P9" style:family="paragraph" style:parent-style-name="Normal" style:list-style-name="L1">
      <style:paragraph-properties fo:line-height="150%" fo:text-align="center" style:justify-single-word="false"/>
      <style:text-properties style:use-window-font-color="true" style:font-name="Arial" fo:font-size="12pt" fo:language="en" fo:country="GB" style:font-size-asian="12pt" style:font-name-complex="Arial" style:font-size-complex="12pt"/>
    </style:style>
    <style:style style:name="P10" style:family="paragraph" style:parent-style-name="Normal">
      <style:paragraph-properties fo:line-height="150%"/>
      <style:text-properties style:use-window-font-color="true" style:font-name="Arial" fo:font-size="12pt" fo:language="en" fo:country="GB" fo:font-weight="bold" style:font-size-asian="12pt" style:font-weight-asian="bold" style:font-name-complex="Arial" style:font-size-complex="12pt"/>
    </style:style>
    <style:style style:name="P11" style:family="paragraph" style:parent-style-name="Normal">
      <style:paragraph-properties fo:line-height="150%"/>
      <style:text-properties style:use-window-font-color="true" style:font-name="Arial" fo:font-size="12pt" style:font-size-asian="12pt" style:font-name-complex="Arial" style:font-size-complex="12pt"/>
    </style:style>
    <style:style style:name="P12" style:family="paragraph" style:parent-style-name="Normal">
      <style:paragraph-properties fo:line-height="150%"/>
      <style:text-properties style:use-window-font-color="true" style:font-name="Arial" fo:font-size="12pt" fo:font-weight="bold" style:font-size-asian="12pt" style:font-weight-asian="bold" style:font-name-complex="Arial" style:font-size-complex="12pt"/>
    </style:style>
    <style:style style:name="P13" style:family="paragraph" style:parent-style-name="Normal">
      <style:paragraph-properties fo:line-height="150%"/>
      <style:text-properties style:use-window-font-color="true" style:font-name="Arial" fo:font-size="12pt" fo:language="da" fo:country="DK" fo:font-weight="bold" style:font-size-asian="12pt" style:language-asian="en" style:country-asian="US" style:font-weight-asian="bold" style:font-name-complex="Arial" style:font-size-complex="12pt"/>
    </style:style>
    <style:style style:name="P14" style:family="paragraph" style:parent-style-name="Normal" style:list-style-name="L2">
      <style:paragraph-properties fo:line-height="150%" fo:text-align="start" style:justify-single-word="false"/>
    </style:style>
    <style:style style:name="P15" style:family="paragraph" style:parent-style-name="Heading_20_3">
      <style:paragraph-properties fo:line-height="150%"/>
      <style:text-properties style:use-window-font-color="true" style:font-name="Arial" fo:font-size="12pt" style:font-size-asian="12pt" style:font-size-complex="12pt"/>
    </style:style>
    <style:style style:name="P16" style:family="paragraph" style:parent-style-name="doc_5f_comment">
      <style:paragraph-properties fo:line-height="150%"/>
      <style:text-properties style:use-window-font-color="true" style:font-name="Arial" fo:font-size="12pt" fo:font-style="normal" style:font-size-asian="12pt" style:font-style-asian="normal" style:font-name-complex="Arial" style:font-size-complex="12pt"/>
    </style:style>
    <style:style style:name="T1" style:family="text">
      <style:text-properties style:use-window-font-color="true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" style:family="text">
      <style:text-properties style:use-window-font-color="true" style:font-name="Arial" fo:font-size="12pt" fo:font-style="normal" style:font-size-asian="12pt" style:font-style-asian="normal" style:font-name-complex="Arial" style:font-size-complex="12pt" style:font-style-complex="normal"/>
    </style:style>
    <style:style style:name="T3" style:family="text">
      <style:text-properties style:use-window-font-color="true" style:font-name="Arial" fo:font-size="12pt" fo:font-style="normal" style:font-size-asian="12pt" style:font-style-asian="normal" style:font-size-complex="12pt" style:font-style-complex="normal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number text:level="1" style:num-suffix="." style:num-format="1">
        <style:list-level-properties text:min-label-width="0.499cm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3">3.1.6 Use Case 6: </text:span><text:span text:style-name="T2">Se klodser lagret.</text:span></text:h>
      <text:p text:style-name="P1"><text:bookmark-start text:name="_Toc2531288415"/><text:span text:style-name="T4">Test case: </text:span><text:bookmark-end text:name="_Toc2531288415"/><text:span text:style-name="T4">normalforløb</text:span></text:p>
      <table:table table:name="Tabel18" table:style-name="Tabel18">
        <table:table-column table:style-name="Tabel18.A"/>
        <table:table-column table:style-name="Tabel18.B"/>
        <table:table-row>
          <table:table-cell table:style-name="Tabel18.A1" office:value-type="string">
            <text:p text:style-name="P1">Forberedelse:</text:p>
          </table:table-cell>
          <table:table-cell table:style-name="Tabel18.A1" office:value-type="string">
            <text:p text:style-name="P1">Styresystem skal være startet, databasen tilgængelig, samt skal der være klodser som er placeret.</text:p>
          </table:table-cell>
        </table:table-row>
        <table:table-row>
          <table:table-cell table:style-name="Tabel18.A1" office:value-type="string">
            <text:p text:style-name="P1">Beskrivelse:</text:p>
          </table:table-cell>
          <table:table-cell table:style-name="Tabel18.A1" office:value-type="string">
            <text:p text:style-name="P1">Brugeren får en liste over klodser, der er placeret. </text:p>
          </table:table-cell>
        </table:table-row>
      </table:table>
      <text:p text:style-name="P2"/>
      <table:table table:name="Tabel19" table:style-name="Tabel19">
        <table:table-column table:style-name="Tabel19.A"/>
        <table:table-column table:style-name="Tabel19.B"/>
        <table:table-column table:style-name="Tabel19.C"/>
        <table:table-column table:style-name="Tabel19.A"/>
        <table:table-column table:style-name="Tabel19.E"/>
        <table:table-header-rows>
          <table:table-row table:style-name="Tabel19.1">
            <table:table-cell table:style-name="Tabel19.A1" office:value-type="string">
              <text:p text:style-name="P3">TRIN</text:p>
            </table:table-cell>
            <table:table-cell table:style-name="Tabel19.B1" office:value-type="string">
              <text:p text:style-name="P3">Aktion/Input </text:p>
            </table:table-cell>
            <table:table-cell table:style-name="Tabel19.C1" office:value-type="string">
              <text:p text:style-name="P3">Forventet resultat</text:p>
            </table:table-cell>
            <table:table-cell table:style-name="Tabel19.D1" office:value-type="string">
              <text:p text:style-name="P4">CHK</text:p>
            </table:table-cell>
            <table:table-cell table:style-name="Tabel19.E1" office:value-type="string">
              <text:p text:style-name="P5">Kommentarer</text:p>
            </table:table-cell>
          </table:table-row>
        </table:table-header-rows>
        <table:table-row table:style-name="Tabel19.1">
          <table:table-cell table:style-name="Tabel19.A1" office:value-type="string">
            <text:list xml:id="list29471143" text:style-name="L1">
              <text:list-item>
                <text:p text:style-name="P9"/>
              </text:list-item>
            </text:list>
          </table:table-cell>
          <table:table-cell table:style-name="Tabel19.A1" office:value-type="string">
            <text:p text:style-name="P6">Brugeren kører SIR programmet. </text:p>
          </table:table-cell>
          <table:table-cell table:style-name="Tabel19.A1" office:value-type="string">
            <text:p text:style-name="P6">Programmet startes op. </text:p>
          </table:table-cell>
          <table:table-cell table:style-name="Tabel19.A1" office:value-type="string">
            <text:p text:style-name="P6"/>
          </table:table-cell>
          <table:table-cell table:style-name="Tabel19.C1" office:value-type="string">
            <text:p text:style-name="P6"/>
          </table:table-cell>
        </table:table-row>
      </table:table>
      <text:p text:style-name="P2"><text:span text:style-name="Standardskrifttype_20_i_20_afsnit"><text:span text:style-name="T1"/></text:span></text:p>
      <text:p text:style-name="P1"><text:bookmark-start text:name="_Toc253128841111"/><text:span text:style-name="T4">Test case: </text:span><text:bookmark-end text:name="_Toc253128841111"/><text:span text:style-name="T4">Afvigelses forløb 2.1</text:span></text:p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P1">Forberedelse:</text:p>
          </table:table-cell>
          <table:table-cell table:style-name="Tabel1.A1" office:value-type="string">
            <text:p text:style-name="P1">Styresystem skal være startet, databasen er ikke tilgængelig. </text:p>
          </table:table-cell>
        </table:table-row>
        <table:table-row>
          <table:table-cell table:style-name="Tabel1.A1" office:value-type="string">
            <text:p text:style-name="P1">Beskrivelse:</text:p>
          </table:table-cell>
          <table:table-cell table:style-name="Tabel1.A1" office:value-type="string">
            <text:p text:style-name="P1">Brugeren får en fejlmeddelelse om, at databasen ikke er tilgængelig. </text:p>
          </table:table-cell>
        </table:table-row>
      </table:table>
      <text:p text:style-name="P2"><text:span text:style-name="Standardskrifttype_20_i_20_afsnit"><text:span text:style-name="T1"/></text:span></text:p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A"/>
        <table:table-column table:style-name="Tabel2.E"/>
        <table:table-header-rows>
          <table:table-row table:style-name="Tabel2.1">
            <table:table-cell table:style-name="Tabel2.A1" office:value-type="string">
              <text:p text:style-name="P3">TRIN</text:p>
            </table:table-cell>
            <table:table-cell table:style-name="Tabel2.B1" office:value-type="string">
              <text:p text:style-name="P3">Aktion/Input </text:p>
            </table:table-cell>
            <table:table-cell table:style-name="Tabel2.C1" office:value-type="string">
              <text:p text:style-name="P3">Forventet resultat</text:p>
            </table:table-cell>
            <table:table-cell table:style-name="Tabel2.D1" office:value-type="string">
              <text:p text:style-name="P4">CHK</text:p>
            </table:table-cell>
            <table:table-cell table:style-name="Tabel2.E1" office:value-type="string">
              <text:p text:style-name="P5">Kommentarer</text:p>
            </table:table-cell>
          </table:table-row>
        </table:table-header-rows>
        <table:table-row table:style-name="Tabel2.1">
          <table:table-cell table:style-name="Tabel2.A1" office:value-type="string">
            <text:list xml:id="list29465734" text:style-name="L2">
              <text:list-item text:start-value="1">
                <text:p text:style-name="P14"/>
              </text:list-item>
            </text:list>
          </table:table-cell>
          <table:table-cell table:style-name="Tabel2.A1" office:value-type="string">
            <text:p text:style-name="P6">Brugeren interagerer med bruger-grænsefladen og vil tilgå databasen.</text:p>
          </table:table-cell>
          <table:table-cell table:style-name="Tabel2.A1" office:value-type="string">
            <text:p text:style-name="P6">Der kommer en fejlmeddelelse om, at der ikke kunne oprettes forbindelse til databasen. <text:s/></text:p>
          </table:table-cell>
          <table:table-cell table:style-name="Tabel2.A1" office:value-type="string">
            <text:p text:style-name="P6"/>
          </table:table-cell>
          <table:table-cell table:style-name="Tabel2.C1" office:value-type="string">
            <text:p text:style-name="P6"/>
          </table:table-cell>
        </table:table-row>
      </table:table>
      <text:h text:style-name="P15" text:outline-level="3"><text:span text:style-name="T4"/></text:h>
      <text:p text:style-name="P1"><text:bookmark-start text:name="_Toc25312884111"/><text:span text:style-name="T4">Test case: </text:span><text:bookmark-end text:name="_Toc25312884111"/><text:span text:style-name="T4">Afvigelses forløb 2.3</text:span></text:p>
      <table:table table:name="Tabel11" table:style-name="Tabel11">
        <table:table-column table:style-name="Tabel11.A"/>
        <table:table-column table:style-name="Tabel11.B"/>
        <table:table-row>
          <table:table-cell table:style-name="Tabel11.A1" office:value-type="string">
            <text:p text:style-name="P1">Forberedelse:</text:p>
          </table:table-cell>
          <table:table-cell table:style-name="Tabel11.A1" office:value-type="string">
            <text:p text:style-name="P1">Styresystem skal være startet, databasen tilgængelig, ingen klodser placeret. </text:p>
          </table:table-cell>
        </table:table-row>
        <table:table-row>
          <table:table-cell table:style-name="Tabel11.A1" office:value-type="string">
            <text:p text:style-name="P1">Beskrivelse:</text:p>
          </table:table-cell>
          <table:table-cell table:style-name="Tabel11.A1" office:value-type="string">
            <text:p text:style-name="P1">Brugeren får en meddelelse, om der er ingen klodser er placeret. </text:p>
          </table:table-cell>
        </table:table-row>
      </table:table>
      <text:p text:style-name="P2"><text:span text:style-name="Standardskrifttype_20_i_20_afsnit"><text:span text:style-name="T1"/></text:span></text:p>
      <table:table table:name="Tabel12" table:style-name="Tabel12">
        <table:table-column table:style-name="Tabel12.A"/>
        <table:table-column table:style-name="Tabel12.B"/>
        <table:table-column table:style-name="Tabel12.C"/>
        <table:table-column table:style-name="Tabel12.A"/>
        <table:table-column table:style-name="Tabel12.E"/>
        <table:table-header-rows>
          <text:soft-page-break/>
          <table:table-row table:style-name="Tabel12.1">
            <table:table-cell table:style-name="Tabel12.A1" office:value-type="string">
              <text:p text:style-name="P3">TRIN</text:p>
            </table:table-cell>
            <table:table-cell table:style-name="Tabel12.B1" office:value-type="string">
              <text:p text:style-name="P3">Aktion/Input </text:p>
            </table:table-cell>
            <table:table-cell table:style-name="Tabel12.C1" office:value-type="string">
              <text:p text:style-name="P3">Forventet resultat</text:p>
            </table:table-cell>
            <table:table-cell table:style-name="Tabel12.D1" office:value-type="string">
              <text:p text:style-name="P4">CHK</text:p>
            </table:table-cell>
            <table:table-cell table:style-name="Tabel12.E1" office:value-type="string">
              <text:p text:style-name="P5">Kommentarer</text:p>
            </table:table-cell>
          </table:table-row>
        </table:table-header-rows>
        <table:table-row table:style-name="Tabel12.1">
          <table:table-cell table:style-name="Tabel12.A1" office:value-type="string">
            <text:list xml:id="list29522185" text:continue-list="list29465734" text:style-name="L2">
              <text:list-item text:start-value="1">
                <text:p text:style-name="P14"/>
              </text:list-item>
            </text:list>
          </table:table-cell>
          <table:table-cell table:style-name="Tabel12.A1" office:value-type="string">
            <text:p text:style-name="P6">Brugeren interagerer med bruger-grænsefladen og ønsker en liste over placerede klodser.</text:p>
          </table:table-cell>
          <table:table-cell table:style-name="Tabel12.A1" office:value-type="string">
            <text:p text:style-name="P6">Der popper en besked boks op, om der ingen klodser er placeret. </text:p>
          </table:table-cell>
          <table:table-cell table:style-name="Tabel12.A1" office:value-type="string">
            <text:p text:style-name="P6"/>
          </table:table-cell>
          <table:table-cell table:style-name="Tabel12.C1" office:value-type="string">
            <text:p text:style-name="P6"/>
          </table:table-cell>
        </table:table-row>
      </table:table>
      <text:p text:style-name="P7"><text:span text:style-name="Standardskrifttype_20_i_20_afsni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ormal" style:family="paragraph">
      <style:paragraph-properties fo:hyphenation-ladder-count="no-limit"/>
      <style:text-properties fo:font-size="11pt" style:font-size-asian="11pt" style:language-asian="en" style:country-asian="US" fo:hyphenate="fals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oc_5f_comment" style:display-name="doc_comment" style:family="paragraph" style:parent-style-name="Normal">
      <style:paragraph-properties fo:hyphenation-ladder-count="no-limit"/>
      <style:text-properties fo:color="#ff0000" fo:font-style="italic" style:font-style-asian="italic"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andardskrifttype_20_i_20_afsnit" style:display-name="Standardskrifttype i afsnit" style:family="text"/>
    <style:style style:name="Numbering_20_Symbols" style:display-name="Numbering Symbols" style:family="text">
      <style:text-properties style:font-name="Ari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7T11:45:40.73</meta:creation-date>
    <dc:date>2012-05-02T09:37:04.64</dc:date>
    <meta:editing-duration>PT2H5M38S</meta:editing-duration>
    <meta:editing-cycles>3</meta:editing-cycles>
    <meta:generator>LibreOffice/3.5$Windows_x86 LibreOffice_project/dc9775d-05ecbee-0851ad3-1586698-727bf66</meta:generator>
    <meta:document-statistic meta:table-count="6" meta:image-count="0" meta:object-count="0" meta:page-count="2" meta:paragraph-count="37" meta:word-count="156" meta:character-count="1130" meta:non-whitespace-character-count="998"/>
  </office:meta>
</office:document-meta>
</file>